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co6" style:family="table-column">
      <style:table-column-properties fo:break-before="auto" style:column-width="3.496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fo:min-height="1.4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false" fo:min-height="0.95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fo:min-height="2.99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fo:min-height="3.1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false" fo:min-height="1.537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fo:min-height="3.04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fo:min-height="1.138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fo:min-height="1.35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fo:min-height="0.807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fo:min-height="1.01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fo:min-height="2.185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false" fo:min-height="1.311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false" fo:min-height="1.317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Arrowheads_20_1" draw:marker-start-width="0.2cm" draw:marker-start-center="false" draw:fill="solid" draw:fill-color="#ffffc0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marker-start="Arrowheads_20_1" draw:marker-start-width="0.2cm" draw:marker-start-center="false" draw:fill="solid" draw:fill-color="#ffffc0" fo:min-height="0.979cm" fo:padding-top="0.1cm" fo:padding-bottom="0.1cm" fo:padding-left="0.1cm" fo:padding-right="0.1cm" draw:shadow="hidden" draw:shadow-offset-x="0.1cm" draw:shadow-offset-y="0.1cm" draw:caption-escape-direction="auto"/>
    </style:style>
    <style:style style:name="gr23" style:family="graphic">
      <style:graphic-properties draw:marker-start="Arrowheads_20_1" draw:marker-start-width="0.2cm" draw:marker-start-center="false" draw:fill="solid" draw:fill-color="#ffffc0" fo:min-height="1.562cm" fo:padding-top="0.1cm" fo:padding-bottom="0.1cm" fo:padding-left="0.1cm" fo:padding-right="0.1cm" draw:shadow="hidden" draw:shadow-offset-x="0.1cm" draw:shadow-offset-y="0.1cm" draw:caption-escape-direction="auto"/>
    </style:style>
    <style:style style:name="gr24" style:family="graphic">
      <style:graphic-properties draw:marker-start="Arrowheads_20_1" draw:marker-start-width="0.2cm" draw:marker-start-center="false" draw:fill="solid" draw:fill-color="#ffffc0" fo:min-height="0.901cm" fo:padding-top="0.1cm" fo:padding-bottom="0.1cm" fo:padding-left="0.1cm" fo:padding-right="0.1cm" draw:shadow="hidden" draw:shadow-offset-x="0.1cm" draw:shadow-offset-y="0.1cm" draw:caption-escape-direction="auto"/>
    </style:style>
    <style:style style:name="gr25" style:family="graphic">
      <style:graphic-properties draw:marker-start="Arrowheads_20_1" draw:marker-start-width="0.2cm" draw:marker-start-center="false" draw:fill="solid" draw:fill-color="#ffffc0" fo:min-height="0.86cm" fo:padding-top="0.1cm" fo:padding-bottom="0.1cm" fo:padding-left="0.1cm" fo:padding-right="0.1cm" draw:shadow="hidden" draw:shadow-offset-x="0.1cm" draw:shadow-offset-y="0.1cm" draw:caption-escape-direction="auto"/>
    </style:style>
    <style:style style:name="gr26" style:family="graphic">
      <style:graphic-properties draw:marker-start="Arrowheads_20_1" draw:marker-start-width="0.2cm" draw:marker-start-center="false" draw:fill="solid" draw:fill-color="#ffffc0" fo:min-height="3.15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980814</text:p>
          </table:table-cell>
          <table:table-cell office:value-type="string">
            <text:p>Allan Berg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39.1666666666667">
            <text:p>39</text:p>
          </table:table-cell>
          <table:table-cell table:formula="oooc:=9+5+8+8+7" office:value-type="float" office:value="37">
            <text:p>37</text:p>
          </table:table-cell>
          <table:table-cell office:value-type="float" office:value="10">
            <office:annotation draw:style-name="gr1" draw:text-style-name="P2" svg:width="2.896cm" svg:height="0.596cm" svg:x="16.986cm" svg:y="0.001cm" draw:caption-point-x="-16.986cm" draw:caption-point-y="-0.001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2]+[.F2]+[.G2]" office:value-type="float" office:value="86.1666666666667">
            <text:p>86</text:p>
          </table:table-cell>
          <table:table-cell/>
        </table:table-row>
        <table:table-row table:style-name="ro2">
          <table:table-cell office:value-type="string">
            <text:p>001370</text:p>
          </table:table-cell>
          <table:table-cell office:value-type="string">
            <text:p>Maksim Tamleht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36.4166666666667">
            <text:p>36</text:p>
          </table:table-cell>
          <table:table-cell table:formula="oooc:=(7+5+8+8)*5/4" office:value-type="float" office:value="35">
            <text:p>35</text:p>
          </table:table-cell>
          <table:table-cell office:value-type="float" office:value="5">
            <office:annotation draw:style-name="gr1" draw:text-style-name="P2" svg:width="2.896cm" svg:height="0.596cm" svg:x="16.986cm" svg:y="0.001cm" draw:caption-point-x="-16.986cm" draw:caption-point-y="-0.001cm">
              <dc:date>2008-05-26T00:00:00</dc:date>
              <text:p text:style-name="P1"><text:span text:style-name="T1">Robocode</text:span></text:p>
            </office:annotation>
            <text:p>5</text:p>
          </table:table-cell>
          <table:table-cell table:formula="oooc:=[.E3]+[.F3]+[.G3]" office:value-type="float" office:value="76.4166666666667">
            <text:p>76</text:p>
          </table:table-cell>
          <table:table-cell/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8-05-19">
            <text:p>19.05.2008</text:p>
          </table:table-cell>
          <table:table-cell office:value-type="string">
            <text:p>?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-5">
            <office:annotation draw:style-name="gr1" draw:text-style-name="P2" svg:width="2.896cm" svg:height="0.596cm" svg:x="16.986cm" svg:y="0.318cm" draw:caption-point-x="-16.986cm" draw:caption-point-y="-0.318cm">
              <dc:date>2008-05-27T00:00:00</dc:date>
              <text:p text:style-name="P1"><text:span text:style-name="T1">Late homework</text:span></text:p>
            </office:annotation>
            <text:p>-5</text:p>
          </table:table-cell>
          <table:table-cell table:formula="oooc:=[.E4]+[.F4]+[.G4]" office:value-type="float" office:value="-5">
            <text:p>-5</text:p>
          </table:table-cell>
          <table:table-cell/>
        </table:table-row>
        <table:table-row table:style-name="ro2">
          <table:table-cell office:value-type="string">
            <text:p>030633</text:p>
          </table:table-cell>
          <table:table-cell office:value-type="string">
            <text:p>Tarmo Ojala</text:p>
          </table:table-cell>
          <table:table-cell office:value-type="date" office:date-value="2008-05-19">
            <text:p>19.05.2008</text:p>
          </table:table-cell>
          <table:table-cell office:value-type="date" office:date-value="2008-05-15">
            <text:p>15.05.2008</text:p>
          </table:table-cell>
          <table:table-cell table:formula="oooc:=homework_totals" office:value-type="float" office:value="44.1666666666667">
            <text:p>44</text:p>
          </table:table-cell>
          <table:table-cell table:formula="oooc:=9+10+8+10+7" office:value-type="float" office:value="44">
            <text:p>44</text:p>
          </table:table-cell>
          <table:table-cell/>
          <table:table-cell table:formula="oooc:=[.E5]+[.F5]+[.G5]" office:value-type="float" office:value="88.1666666666667">
            <text:p>88</text:p>
          </table:table-cell>
          <table:table-cell/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6]+[.F6]+[.G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29</text:p>
          </table:table-cell>
          <table:table-cell office:value-type="string">
            <text:p>Anton Tshepurov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9</text:p>
          </table:table-cell>
          <table:table-cell office:value-type="string">
            <text:p>Romi Agar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2" svg:width="2.896cm" svg:height="0.596cm" svg:x="16.986cm" svg:y="3.017cm" draw:caption-point-x="-16.986cm" draw:caption-point-y="-3.017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10]+[.F10]+[.G10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970880</text:p>
          </table:table-cell>
          <table:table-cell office:value-type="string">
            <text:p>Viktor Volke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2" svg:width="2.896cm" svg:height="0.596cm" svg:x="16.986cm" svg:y="3.467cm" draw:caption-point-x="-16.986cm" draw:caption-point-y="-3.467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11]+[.F11]+[.G11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61932</text:p>
          </table:table-cell>
          <table:table-cell office:value-type="string">
            <text:p>Fjodor Sazo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2]+[.F12]+[.G1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281</text:p>
          </table:table-cell>
          <table:table-cell office:value-type="string">
            <text:p>Maksim Gorev</text:p>
          </table:table-cell>
          <table:table-cell office:value-type="date" office:date-value="2008-05-19">
            <text:p>19.05.2008</text:p>
          </table:table-cell>
          <table:table-cell office:value-type="date" office:date-value="2008-05-27">
            <text:p>27.05.2008</text:p>
          </table:table-cell>
          <table:table-cell table:formula="oooc:=homework_totals" office:value-type="float" office:value="23.3333333333333">
            <text:p>23</text:p>
          </table:table-cell>
          <table:table-cell table:formula="oooc:=(8+6+7+7)*5/4" office:value-type="float" office:value="35">
            <text:p>35</text:p>
          </table:table-cell>
          <table:table-cell table:formula="oooc:=5-5" office:value-type="float" office:value="0">
            <office:annotation draw:style-name="gr2" draw:text-style-name="P2" svg:width="2.896cm" svg:height="0.991cm" svg:x="16.986cm" svg:y="4.816cm" draw:caption-point-x="-16.986cm" draw:caption-point-y="-4.816cm">
              <dc:date>2008-05-27T00:00:00</dc:date>
              <text:p text:style-name="P1"><text:span text:style-name="T1">Robocode</text:span></text:p>
              <text:p text:style-name="P1"><text:span text:style-name="T1">Late homework</text:span></text:p>
            </office:annotation>
            <text:p>0</text:p>
          </table:table-cell>
          <table:table-cell table:formula="oooc:=[.E14]+[.F14]+[.G14]" office:value-type="float" office:value="58.3333333333333">
            <text:p>58</text:p>
          </table:table-cell>
          <table:table-cell/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5]+[.F15]+[.G1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54</text:p>
          </table:table-cell>
          <table:table-cell office:value-type="string">
            <text:p>Roman Vassiljev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8]+[.F18]+[.G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?ak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8-05-19">
            <text:p>19.05.2008</text:p>
          </table:table-cell>
          <table:table-cell office:value-type="string">
            <text:p>?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-5">
            <office:annotation draw:style-name="gr1" draw:text-style-name="P2" svg:width="2.896cm" svg:height="0.596cm" svg:x="16.986cm" svg:y="7.515cm" draw:caption-point-x="-16.986cm" draw:caption-point-y="-7.515cm">
              <dc:date>2008-05-27T00:00:00</dc:date>
              <text:p text:style-name="P1"><text:span text:style-name="T1">Late homework</text:span></text:p>
            </office:annotation>
            <text:p>-5</text:p>
          </table:table-cell>
          <table:table-cell table:formula="oooc:=[.E20]+[.F20]+[.G20]" office:value-type="float" office:value="-5">
            <text:p>-5</text:p>
          </table:table-cell>
          <table:table-cell/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10588</text:p>
          </table:table-cell>
          <table:table-cell office:value-type="string">
            <text:p>Vjatseslav Rosin</text:p>
          </table:table-cell>
          <table:table-cell office:value-type="date" office:date-value="2008-05-19">
            <text:p>19.05.2008</text:p>
          </table:table-cell>
          <table:table-cell office:value-type="date" office:date-value="2008-05-27">
            <text:p>27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-5">
            <office:annotation draw:style-name="gr1" draw:text-style-name="P2" svg:width="2.897cm" svg:height="0.596cm" svg:x="16.986cm" svg:y="8.865cm" draw:caption-point-x="-16.986cm" draw:caption-point-y="-8.865cm">
              <dc:date>2008-05-28T00:00:00</dc:date>
              <text:p text:style-name="P1"><text:span text:style-name="T1">Late homework</text:span></text:p>
            </office:annotation>
            <text:p>-5</text:p>
          </table:table-cell>
          <table:table-cell table:formula="oooc:=[.E23]+[.F23]+[.G23]" office:value-type="float" office:value="-5">
            <text:p>-5</text:p>
          </table:table-cell>
          <table:table-cell/>
        </table:table-row>
        <table:table-row table:style-name="ro2">
          <table:table-cell office:value-type="string">
            <text:p>030604</text:p>
          </table:table-cell>
          <table:table-cell office:value-type="string">
            <text:p>Aleksandr Ivanov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34.8333333333333">
            <text:p>35</text:p>
          </table:table-cell>
          <table:table-cell table:formula="oooc:=(7+7+6+8)*5/4" office:value-type="float" office:value="35">
            <text:p>35</text:p>
          </table:table-cell>
          <table:table-cell/>
          <table:table-cell table:formula="oooc:=[.E24]+[.F24]+[.G24]" office:value-type="float" office:value="69.8333333333333">
            <text:p>70</text:p>
          </table:table-cell>
          <table:table-cell/>
        </table:table-row>
        <table:table-row table:style-name="ro2">
          <table:table-cell office:value-type="string">
            <text:p>011861</text:p>
          </table:table-cell>
          <table:table-cell office:value-type="string">
            <text:p>Jaak Karjane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17.5">
            <text:p>18</text:p>
          </table:table-cell>
          <table:table-cell table:formula="oooc:=3+5+5+0+0" office:value-type="float" office:value="13">
            <text:p>13</text:p>
          </table:table-cell>
          <table:table-cell/>
          <table:table-cell table:formula="oooc:=[.E25]+[.F25]+[.G25]" office:value-type="float" office:value="30.5">
            <text:p>3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6]+[.F26]+[.G26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3"/>
          <table:table-cell table:number-columns-repeated="7"/>
        </table:table-row>
        <table:table-row table:style-name="ro2" table:number-rows-repeated="4">
          <table:table-cell table:style-name="ce2"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5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 &amp; readability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ooc:=codes" office:value-type="string" office:string-value="980814">
            <text:p>980814</text:p>
          </table:table-cell>
          <table:table-cell table:formula="oooc:=names" office:value-type="string" office:string-value="Allan Berg">
            <text:p>Allan Berg</text:p>
          </table:table-cell>
          <table:table-cell office:value-type="percentage" office:value="1">
            <office:annotation draw:style-name="gr3" draw:text-style-name="P2" svg:width="4.2cm" svg:height="1.781cm" svg:x="7.861cm" svg:y="1.484cm" draw:caption-point-x="-7.861cm" draw:caption-point-y="-1.484cm">
              <dc:date>2008-05-20T00:00:00</dc:date>
              <text:p text:style-name="P1"><text:span text:style-name="T1">Shared places are not displayed correctly</text:span></text:p>
              <text:p text:style-name="P1"><text:span text:style-name="T1">Additional quotes in CSV break the parser</text:span></text:p>
            </office:annotation>
            <text:p>100%</text:p>
          </table:table-cell>
          <table:table-cell office:value-type="float" office:value="6">
            <office:annotation draw:style-name="gr9" draw:text-style-name="P2" svg:width="3.15cm" svg:height="3.246cm" svg:x="10.035cm" svg:y="0.597cm" draw:caption-point-x="-10.035cm" draw:caption-point-y="-0.597cm">
              <dc:date>2008-05-20T00:00:00</dc:date>
              <text:p text:style-name="P1"><text:span text:style-name="T1">Athlete deals with parsing and DB</text:span></text:p>
            </office:annotation>
            <text:p>6</text:p>
          </table:table-cell>
          <table:table-cell office:value-type="float" office:value="6">
            <office:annotation draw:style-name="gr14" draw:text-style-name="P2" svg:width="7.378cm" svg:height="1.007cm" svg:x="12.683cm" svg:y="0.928cm" draw:caption-point-x="-12.683cm" draw:caption-point-y="-0.928cm">
              <dc:date>2008-05-20T00:00:00</dc:date>
              <text:p text:style-name="P1"><text:span text:style-name="T1">Program not easily extensible, lots of if-elses instead of interfaces/implementations</text:span></text:p>
            </office:annotation>
            <text:p>6</text:p>
          </table:table-cell>
          <table:table-cell office:value-type="float" office:value="7">
            <office:annotation draw:style-name="gr6" draw:text-style-name="P2" svg:width="9.747cm" svg:height="1.781cm" svg:x="14.913cm" svg:y="1.007cm" draw:caption-point-x="-14.913cm" draw:caption-point-y="-1.007cm">
              <dc:date>2008-05-20T00:00:00</dc:date>
              <text:p text:style-name="P1"><text:span text:style-name="T1">matches() instead of equals()</text:span></text:p>
              <text:p text:style-name="P1"><text:span text:style-name="T1">DecathlonEvent's key duplicates name(), much of the code is reduntant</text:span></text:p>
              <text:p text:style-name="P1"><text:span text:style-name="T1">unnecessary boxing/unboxing</text:span></text:p>
            </office:annotation>
            <text:p>7</text:p>
          </table:table-cell>
          <table:table-cell office:value-type="float" office:value="9">
            <office:annotation draw:style-name="gr22" draw:text-style-name="P2" svg:width="2.928cm" svg:height="1.386cm" svg:x="17.031cm" svg:y="0.597cm" draw:caption-point-x="-17.031cm" draw:caption-point-y="-0.597cm">
              <dc:date>2008-05-20T00:00:00</dc:date>
              <text:p text:style-name="P1"><text:span text:style-name="T1">Connection closing depends on NPE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office:annotation draw:style-name="gr25" draw:text-style-name="P2" svg:width="4.256cm" svg:height="2.571cm" svg:x="21.519cm" svg:y="1.06cm" draw:caption-point-x="-21.519cm" draw:caption-point-y="-1.06cm">
              <dc:date>2008-05-20T00:00:00</dc:date>
              <text:p text:style-name="P1"><text:span text:style-name="T1">No clear units</text:span></text:p>
              <text:p text:style-name="P1"><text:span text:style-name="T1">Exceptions must be thrown out of test method – this would reduce amount of code considerably</text:span></text:p>
            </office:annotation>
            <text:p>9</text:p>
          </table:table-cell>
          <table:table-cell table:formula="oooc:=SUM([.D2:.I2])*5/6*[.C2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01370">
            <text:p>001370</text:p>
          </table:table-cell>
          <table:table-cell table:formula="oooc:=names" office:value-type="string" office:string-value="Maksim Tamleht">
            <text:p>Maksim Tamleht</text:p>
          </table:table-cell>
          <table:table-cell office:value-type="percentage" office:value="0.95">
            <office:annotation draw:style-name="gr4" draw:text-style-name="P2" svg:width="6.435cm" svg:height="2.636cm" svg:x="8.363cm" svg:y="0.992cm" draw:caption-point-x="-8.363cm" draw:caption-point-y="-0.992cm">
              <dc:date>2008-05-26T00:00:00</dc:date>
              <text:p text:style-name="P1"><text:span text:style-name="T1">DecathlonCalculator is not runnable</text:span></text:p>
              <text:p text:style-name="P1"><text:span text:style-name="T1">Shared places not displayed correctly</text:span></text:p>
              <text:p text:style-name="P1"><text:span text:style-name="T1">Error 0008! Major error! - is not user-friendly</text:span></text:p>
            </office:annotation>
            <text:p>95%</text:p>
          </table:table-cell>
          <table:table-cell office:value-type="float" office:value="9">
            <office:annotation draw:style-name="gr10" draw:text-style-name="P2" svg:width="4.763cm" svg:height="1.338cm" svg:x="10.314cm" svg:y="0.597cm" draw:caption-point-x="-10.314cm" draw:caption-point-y="-0.597cm">
              <dc:date>2008-05-26T00:00:00</dc:date>
              <text:p text:style-name="P1"><text:span text:style-name="T1">Lots of duplication in DecathlonResults</text:span></text:p>
            </office:annotation>
            <text:p>9</text:p>
          </table:table-cell>
          <table:table-cell office:value-type="float" office:value="8">
            <office:annotation draw:style-name="gr15" draw:text-style-name="P2" svg:width="4.875cm" svg:height="1.21cm" svg:x="12.516cm" svg:y="1.387cm" draw:caption-point-x="-12.516cm" draw:caption-point-y="-1.387cm">
              <dc:date>2008-05-26T00:00:00</dc:date>
              <text:p text:style-name="P1"><text:span text:style-name="T1">Duplication</text:span></text:p>
              <text:p text:style-name="P1"><text:span text:style-name="T1">But IO clearly separated</text:span></text:p>
            </office:annotation>
            <text:p>8</text:p>
          </table:table-cell>
          <table:table-cell office:value-type="float" office:value="9">
            <office:annotation draw:style-name="gr18" draw:text-style-name="P2" svg:width="6.519cm" svg:height="2.385cm" svg:x="14.3cm" svg:y="1.14cm" draw:caption-point-x="-14.3cm" draw:caption-point-y="-1.14cm">
              <dc:date>2008-05-26T00:00:00</dc:date>
              <text:p text:style-name="P1"><text:span text:style-name="T1">Strange compareTo implementation</text:span></text:p>
              <text:p text:style-name="P1"><text:span text:style-name="T1">compareTo() == 0 instead of equals()</text:span></text:p>
            </office:annotation>
            <text:p>9</text:p>
          </table:table-cell>
          <table:table-cell office:value-type="float" office:value="7">
            <office:annotation draw:style-name="gr23" draw:text-style-name="P2" svg:width="5.349cm" svg:height="1.762cm" svg:x="17.533cm" svg:y="0.597cm" draw:caption-point-x="-17.533cm" draw:caption-point-y="-0.597cm">
              <dc:date>2008-05-26T00:00:00</dc:date>
              <text:p text:style-name="P1"><text:span text:style-name="T1">Closing of JDBC objects will be cancelled once one of them fails</text:span></text:p>
              <text:p text:style-name="P1"><text:span text:style-name="T1">System.exit is a very bad idea</text:span></text:p>
            </office:annotation>
            <text:p>7</text:p>
          </table:table-cell>
          <table:table-cell office:value-type="float" office:value="6">
            <office:annotation draw:style-name="gr23" draw:text-style-name="P2" svg:width="5.293cm" svg:height="1.762cm" svg:x="19.178cm" svg:y="0.597cm" draw:caption-point-x="-19.178cm" draw:caption-point-y="-0.597cm">
              <dc:date>2008-05-26T00:00:00</dc:date>
              <text:p text:style-name="P1"><text:span text:style-name="T1">Commented-out code</text:span></text:p>
              <text:p text:style-name="P1"><text:span text:style-name="T1">Unreadable ERROR_XXXX constants</text:span></text:p>
            </office:annotation>
            <text:p>6</text:p>
          </table:table-cell>
          <table:table-cell office:value-type="float" office:value="7">
            <office:annotation draw:style-name="gr26" draw:text-style-name="P2" svg:width="6.045cm" svg:height="3.352cm" svg:x="21.185cm" svg:y="0.597cm" draw:caption-point-x="-21.185cm" draw:caption-point-y="-0.597cm">
              <dc:date>2008-05-26T00:00:00</dc:date>
              <text:p text:style-name="P1"><text:span text:style-name="T1">Many commented-out tests</text:span></text:p>
              <text:p text:style-name="P1"><text:span text:style-name="T1">DB part untested</text:span></text:p>
              <text:p text:style-name="P1"><text:span text:style-name="T1">Much other functionality untested</text:span></text:p>
            </office:annotation>
            <text:p>7</text:p>
          </table:table-cell>
          <table:table-cell table:formula="oooc:=SUM([.D3:.I3])*5/6*[.C3]" office:value-type="float" office:value="36.4166666666667">
            <text:p>36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5764">
            <text:p>065764</text:p>
          </table:table-cell>
          <table:table-cell table:formula="oooc:=names" office:value-type="string" office:string-value="Jaroslav Kalistsuk">
            <text:p>Jaroslav Kalistsuk</text:p>
          </table:table-cell>
          <table:table-cell/>
          <table:table-cell table:number-columns-repeated="6"/>
          <table:table-cell table:formula="oooc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3">
            <text:p>030633</text:p>
          </table:table-cell>
          <table:table-cell table:formula="oooc:=names" office:value-type="string" office:string-value="Tarmo Ojala">
            <text:p>Tarmo Ojala</text:p>
          </table:table-cell>
          <table:table-cell office:value-type="percentage" office:value="1">
            <office:annotation draw:style-name="gr5" draw:text-style-name="P2" svg:width="4.423cm" svg:height="3.756cm" svg:x="8.641cm" svg:y="1.311cm" draw:caption-point-x="-8.641cm" draw:caption-point-y="-1.311cm">
              <dc:date>2008-05-21T00:00:00</dc:date>
              <text:p text:style-name="P1"><text:span text:style-name="T1">Places are not displayed in console out</text:span></text:p>
              <text:p text:style-name="P1"><text:span text:style-name="T1">Shared places are not output correctly (e.g. 2-3)</text:span></text:p>
              <text:p text:style-name="P1"><text:span text:style-name="T1">Broken assumption about I/O file locations in classpath – program is not ready for deployment</text:span></text:p>
              <text:p text:style-name="P2"><text:span text:style-name="T1"/></text:p>
            </office:annotation>
            <text:p>100%</text:p>
          </table:table-cell>
          <table:table-cell office:value-type="float" office:value="8">
            <office:annotation draw:style-name="gr11" draw:text-style-name="P2" svg:width="4.172cm" svg:height="2.176cm" svg:x="10.258cm" svg:y="1.311cm" draw:caption-point-x="-10.258cm" draw:caption-point-y="-1.311cm">
              <dc:date>2008-05-21T00:00:00</dc:date>
              <text:p text:style-name="P1"><text:span text:style-name="T1">A little overengineered</text:span></text:p>
              <text:p text:style-name="P1"><text:span text:style-name="T1">Strange tricks in the Event enum</text:span></text:p>
              <text:p text:style-name="P1"><text:span text:style-name="T1">Duplicated model for Hibernate</text:span></text:p>
            </office:annotation>
            <text:p>8</text:p>
          </table:table-cell>
          <table:table-cell office:value-type="float" office:value="8">
            <office:annotation draw:style-name="gr1" draw:text-style-name="P2" svg:width="2.89cm" svg:height="1.781cm" svg:x="12.553cm" svg:y="0.715cm" draw:caption-point-x="-12.553cm" draw:caption-point-y="-0.715cm">
              <dc:date>2008-05-21T00:00:00</dc:date>
              <text:p text:style-name="P1"><text:span text:style-name="T1">+XSL used for all outputs</text:span></text:p>
              <text:p text:style-name="P1"><text:span text:style-name="T1">+IO classes clearly separated</text:span></text:p>
            </office:annotation>
            <text:p>8</text:p>
          </table:table-cell>
          <table:table-cell office:value-type="float" office:value="9">
            <office:annotation draw:style-name="gr19" draw:text-style-name="P2" svg:width="7.675cm" svg:height="2.006cm" svg:x="14.811cm" svg:y="0.715cm" draw:caption-point-x="-14.811cm" draw:caption-point-y="-0.715cm">
              <dc:date>2008-05-21T00:00:00</dc:date>
              <text:p text:style-name="P1"><text:span text:style-name="T1">Map.Entry not used for iteration</text:span></text:p>
              <text:p text:style-name="P1"><text:span text:style-name="T1">Wrong assumptions about files in classpath</text:span></text:p>
              <text:p text:style-name="P1"><text:span text:style-name="T1">XSL output serializes &amp; parses XML again</text:span></text:p>
            </office:annotation>
            <text:p>9</text:p>
          </table:table-cell>
          <table:table-cell office:value-type="float" office:value="9">
            <office:annotation draw:style-name="gr24" draw:text-style-name="P2" svg:width="4.58cm" svg:height="1.386cm" svg:x="19.968cm" svg:y="1.311cm" draw:caption-point-x="-19.968cm" draw:caption-point-y="-1.311cm">
              <dc:date>2008-05-21T00:00:00</dc:date>
              <text:p text:style-name="P1"><text:span text:style-name="T1">IOException overuse</text:span></text:p>
              <text:p text:style-name="P1"><text:span text:style-name="T1">Causes are lost in most cases</text:span></text:p>
            </office:annotation>
            <text:p>9</text:p>
          </table:table-cell>
          <table:table-cell office:value-type="float" office:value="9">
            <office:annotation draw:style-name="gr1" draw:text-style-name="P2" svg:width="6.113cm" svg:height="1.781cm" svg:x="19.327cm" svg:y="0.715cm" draw:caption-point-x="-19.327cm" draw:caption-point-y="-0.715cm">
              <dc:date>2008-05-21T00:00:00</dc:date>
              <text:p text:style-name="P1"><text:span text:style-name="T1">Code readable, but docs imprecise, not all publics are documented, somewhat strange setParameters(...) methods</text:span></text:p>
            </office:annotation>
            <text:p>9</text:p>
          </table:table-cell>
          <table:table-cell office:value-type="float" office:value="10">
            <text:p>10</text:p>
          </table:table-cell>
          <table:table-cell table:formula="oooc:=SUM([.D5:.I5])*5/6*[.C5]" office:value-type="float" office:value="44.1666666666667">
            <text:p>44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11">
            <text:p>030611</text:p>
          </table:table-cell>
          <table:table-cell table:formula="oooc:=names" office:value-type="string" office:string-value="Jekaterina Gavrilova">
            <text:p>Jekaterina Gavrilova</text:p>
          </table:table-cell>
          <table:table-cell/>
          <table:table-cell table:number-columns-repeated="6"/>
          <table:table-cell table:formula="oooc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71">
            <text:p>040771</text:p>
          </table:table-cell>
          <table:table-cell table:formula="oooc:=names" office:value-type="string" office:string-value="Raido Pahtma">
            <text:p>Raido Pahtma</text:p>
          </table:table-cell>
          <table:table-cell/>
          <table:table-cell table:number-columns-repeated="6"/>
          <table:table-cell table:formula="oooc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29">
            <text:p>030629</text:p>
          </table:table-cell>
          <table:table-cell table:formula="oooc:=names" office:value-type="string" office:string-value="Anton Tshepurov">
            <text:p>Anton Tshepurov</text:p>
          </table:table-cell>
          <table:table-cell/>
          <table:table-cell table:number-columns-repeated="6"/>
          <table:table-cell table:formula="oooc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3">
            <text:p>072073</text:p>
          </table:table-cell>
          <table:table-cell table:formula="oooc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ooc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19">
            <text:p>040719</text:p>
          </table:table-cell>
          <table:table-cell table:formula="oooc:=names" office:value-type="string" office:string-value="Romi Agar">
            <text:p>Romi Agar</text:p>
          </table:table-cell>
          <table:table-cell/>
          <table:table-cell table:number-columns-repeated="6"/>
          <table:table-cell table:formula="oooc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70880">
            <text:p>970880</text:p>
          </table:table-cell>
          <table:table-cell table:formula="oooc:=names" office:value-type="string" office:string-value="Viktor Volke">
            <text:p>Viktor Volke</text:p>
          </table:table-cell>
          <table:table-cell/>
          <table:table-cell table:number-columns-repeated="5"/>
          <table:table-cell office:value-type="float" office:value="0">
            <text:p>0</text:p>
          </table:table-cell>
          <table:table-cell table:formula="oooc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1932">
            <text:p>061932</text:p>
          </table:table-cell>
          <table:table-cell table:formula="oooc:=names" office:value-type="string" office:string-value="Fjodor Sazonov">
            <text:p>Fjodor Sazonov</text:p>
          </table:table-cell>
          <table:table-cell/>
          <table:table-cell table:number-columns-repeated="6"/>
          <table:table-cell table:formula="oooc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50">
            <text:p>040750</text:p>
          </table:table-cell>
          <table:table-cell table:formula="oooc:=names" office:value-type="string" office:string-value="Karpo Korõtko">
            <text:p>Karpo Korõtko</text:p>
          </table:table-cell>
          <table:table-cell/>
          <table:table-cell table:number-columns-repeated="6"/>
          <table:table-cell table:formula="oooc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281">
            <text:p>020281</text:p>
          </table:table-cell>
          <table:table-cell table:formula="oooc:=names" office:value-type="string" office:string-value="Maksim Gorev">
            <text:p>Maksim Gorev</text:p>
          </table:table-cell>
          <table:table-cell office:value-type="percentage" office:value="0.8">
            <office:annotation draw:style-name="gr6" draw:text-style-name="P2" svg:width="4.506cm" svg:height="2.176cm" svg:x="8.036cm" svg:y="4.764cm" draw:caption-point-x="-8.036cm" draw:caption-point-y="-4.764cm">
              <dc:date>2008-05-27T00:00:00</dc:date>
              <text:p text:style-name="P1"><text:span text:style-name="T1">No db.properties</text:span></text:p>
              <text:p text:style-name="P1"><text:span text:style-name="T1">Exception on start</text:span></text:p>
              <text:p text:style-name="P1"><text:span text:style-name="T1">Wrong scores</text:span></text:p>
              <text:p text:style-name="P1"><text:span text:style-name="T1">Place sharing not implemented</text:span></text:p>
            </office:annotation>
            <text:p>80%</text:p>
          </table:table-cell>
          <table:table-cell office:value-type="float" office:value="6">
            <office:annotation draw:style-name="gr12" draw:text-style-name="P2" svg:width="4.95cm" svg:height="2.946cm" svg:x="10.295cm" svg:y="4.764cm" draw:caption-point-x="-10.295cm" draw:caption-point-y="-4.764cm">
              <dc:date>2008-05-27T00:00:00</dc:date>
              <text:p text:style-name="P1"><text:span text:style-name="T1">Sportsman is dealing with parsing, calculation, etc</text:span></text:p>
              <text:p text:style-name="P1"><text:span text:style-name="T1">Contains score</text:span></text:p>
              <text:p text:style-name="P1"><text:span text:style-name="T1">SportsmanDAO.Results duplicates the data in SportsMan</text:span></text:p>
            </office:annotation>
            <text:p>6</text:p>
          </table:table-cell>
          <table:table-cell office:value-type="float" office:value="5">
            <office:annotation draw:style-name="gr6" draw:text-style-name="P2" svg:width="4.086cm" svg:height="2.176cm" svg:x="12.553cm" svg:y="4.764cm" draw:caption-point-x="-12.553cm" draw:caption-point-y="-4.764cm">
              <dc:date>2008-05-27T00:00:00</dc:date>
              <text:p text:style-name="P1"><text:span text:style-name="T1">Monster methods</text:span></text:p>
              <text:p text:style-name="P1"><text:span text:style-name="T1">If overuse</text:span></text:p>
              <text:p text:style-name="P1"><text:span text:style-name="T1">No common interfaces</text:span></text:p>
              <text:p text:style-name="P1"><text:span text:style-name="T1">Data is passed around as String[]</text:span></text:p>
            </office:annotation>
            <text:p>5</text:p>
          </table:table-cell>
          <table:table-cell office:value-type="float" office:value="7">
            <office:annotation draw:style-name="gr20" draw:text-style-name="P2" svg:width="4.532cm" svg:height="1.515cm" svg:x="14.811cm" svg:y="4.764cm" draw:caption-point-x="-14.811cm" draw:caption-point-y="-4.764cm">
              <dc:date>2008-05-27T00:00:00</dc:date>
              <text:p text:style-name="P1"><text:span text:style-name="T1">No programming to interfaces</text:span></text:p>
              <text:p text:style-name="P1"><text:span text:style-name="T1">Comparable&lt;Object&gt;</text:span></text:p>
            </office:annotation>
            <text:p>7</text:p>
          </table:table-cell>
          <table:table-cell office:value-type="float" office:value="5">
            <office:annotation draw:style-name="gr1" draw:text-style-name="P2" svg:width="4.309cm" svg:height="3.361cm" svg:x="17.069cm" svg:y="4.764cm" draw:caption-point-x="-17.069cm" draw:caption-point-y="-4.764cm">
              <dc:date>2008-05-27T00:00:00</dc:date>
              <text:p text:style-name="P1"><text:span text:style-name="T1">Lots of autogenerated catch blocks</text:span></text:p>
              <text:p text:style-name="P1"><text:span text:style-name="T1">Causes are lost in most cases</text:span></text:p>
              <text:p text:style-name="P1"><text:span text:style-name="T1">Exceptions are cought, handled and then applications continues until it gets an NPE</text:span></text:p>
            </office:annotation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office:annotation draw:style-name="gr1" draw:text-style-name="P2" svg:width="2.897cm" svg:height="0.596cm" svg:x="21.585cm" svg:y="4.764cm" draw:caption-point-x="-21.585cm" draw:caption-point-y="-4.764cm">
              <dc:date>2008-05-27T00:00:00</dc:date>
              <text:p text:style-name="P1"><text:span text:style-name="T1">Low coverage</text:span></text:p>
            </office:annotation>
            <text:p>5</text:p>
          </table:table-cell>
          <table:table-cell table:formula="oooc:=SUM([.D14:.I14])*5/6*[.C14]" office:value-type="float" office:value="23.3333333333333">
            <text:p>23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61522">
            <text:p>961522</text:p>
          </table:table-cell>
          <table:table-cell table:formula="oooc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ooc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4918">
            <text:p>074918</text:p>
          </table:table-cell>
          <table:table-cell table:formula="oooc:=names" office:value-type="string" office:string-value="Mart Mangus">
            <text:p>Mart Mangus</text:p>
          </table:table-cell>
          <table:table-cell/>
          <table:table-cell table:number-columns-repeated="6"/>
          <table:table-cell table:formula="oooc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701">
            <text:p>030701</text:p>
          </table:table-cell>
          <table:table-cell table:formula="oooc:=names" office:value-type="string" office:string-value="Avetis Harutjunjan">
            <text:p>Avetis Harutjunjan</text:p>
          </table:table-cell>
          <table:table-cell/>
          <table:table-cell table:number-columns-repeated="6"/>
          <table:table-cell table:formula="oooc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54">
            <text:p>072054</text:p>
          </table:table-cell>
          <table:table-cell table:formula="oooc:=names" office:value-type="string" office:string-value="Roman Vassiljev">
            <text:p>Roman Vassiljev</text:p>
          </table:table-cell>
          <table:table-cell/>
          <table:table-cell table:number-columns-repeated="6"/>
          <table:table-cell table:formula="oooc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107">
            <text:p>072107</text:p>
          </table:table-cell>
          <table:table-cell table:formula="oooc:=names" office:value-type="string" office:string-value="Andrei Kort?ak">
            <text:p>Andrei Kort?ak</text:p>
          </table:table-cell>
          <table:table-cell/>
          <table:table-cell table:number-columns-repeated="6"/>
          <table:table-cell table:formula="oooc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2">
            <text:p>072072</text:p>
          </table:table-cell>
          <table:table-cell table:formula="oooc:=names" office:value-type="string" office:string-value="Siim Leetberg">
            <text:p>Siim Leetberg</text:p>
          </table:table-cell>
          <table:table-cell office:value-type="percentage" office:value="0">
            <text:p>0%</text:p>
          </table:table-cell>
          <table:table-cell table:number-columns-repeated="6"/>
          <table:table-cell table:formula="oooc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520">
            <text:p>030520</text:p>
          </table:table-cell>
          <table:table-cell table:formula="oooc:=names" office:value-type="string" office:string-value="Jekaterina Burlakova">
            <text:p>Jekaterina Burlakova</text:p>
          </table:table-cell>
          <table:table-cell/>
          <table:table-cell table:number-columns-repeated="6"/>
          <table:table-cell table:formula="oooc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4">
            <text:p>020544</text:p>
          </table:table-cell>
          <table:table-cell table:formula="oooc:=names" office:value-type="string" office:string-value="Julija Kondratjeva">
            <text:p>Julija Kondratjeva</text:p>
          </table:table-cell>
          <table:table-cell/>
          <table:table-cell table:number-columns-repeated="6"/>
          <table:table-cell table:formula="oooc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588">
            <text:p>010588</text:p>
          </table:table-cell>
          <table:table-cell table:formula="oooc:=names" office:value-type="string" office:string-value="Vjatseslav Rosin">
            <text:p>Vjatseslav Rosin</text:p>
          </table:table-cell>
          <table:table-cell/>
          <table:table-cell office:value-type="float" office:value="9">
            <text:p>9</text:p>
          </table:table-cell>
          <table:table-cell table:number-columns-repeated="5"/>
          <table:table-cell table:formula="oooc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04">
            <text:p>030604</text:p>
          </table:table-cell>
          <table:table-cell table:formula="oooc:=names" office:value-type="string" office:string-value="Aleksandr Ivanov">
            <text:p>Aleksandr Ivanov</text:p>
          </table:table-cell>
          <table:table-cell office:value-type="percentage" office:value="0.95">
            <office:annotation draw:style-name="gr7" draw:text-style-name="P2" svg:width="6.176cm" svg:height="3.36cm" svg:x="8.036cm" svg:y="9.262cm" draw:caption-point-x="-8.036cm" draw:caption-point-y="-9.262cm">
              <dc:date>2008-05-28T00:00:00</dc:date>
              <text:p text:style-name="P1"><text:span text:style-name="T1">No DecathlonCalculator class</text:span></text:p>
              <text:p text:style-name="P1"><text:span text:style-name="T1">Most aspects of locale are ignored</text:span></text:p>
              <text:p text:style-name="P1"><text:span text:style-name="T1">Program not ready for other JDBC drivers</text:span></text:p>
              <text:p text:style-name="P1"><text:span text:style-name="T1">Wrong scored, probably due to rounding</text:span></text:p>
            </office:annotation>
            <text:p>95%</text:p>
          </table:table-cell>
          <table:table-cell office:value-type="float" office:value="8">
            <office:annotation draw:style-name="gr13" draw:text-style-name="P2" svg:width="6.621cm" svg:height="2.571cm" svg:x="10.295cm" svg:y="9.262cm" draw:caption-point-x="-10.295cm" draw:caption-point-y="-9.262cm">
              <dc:date>2008-05-26T00:00:00</dc:date>
              <text:p text:style-name="P1"><text:span text:style-name="T1">Lots of duplication in AthleteScore</text:span></text:p>
              <text:p text:style-name="P1"><text:span text:style-name="T1">FormulaComponent enum is not used</text:span></text:p>
              <text:p text:style-name="P1"><text:span text:style-name="T1">Creation of invalid object should be disallowed instead of a public validate() method</text:span></text:p>
              <text:p text:style-name="P1"><text:span text:style-name="T1">hardcoded date format</text:span></text:p>
            </office:annotation>
            <text:p>8</text:p>
          </table:table-cell>
          <table:table-cell office:value-type="float" office:value="8">
            <office:annotation draw:style-name="gr16" draw:text-style-name="P2" svg:width="7.206cm" svg:height="3.756cm" svg:x="12.553cm" svg:y="9.262cm" draw:caption-point-x="-12.553cm" draw:caption-point-y="-9.262cm">
              <dc:date>2008-05-26T00:00:00</dc:date>
              <text:p text:style-name="P1"><text:span text:style-name="T1">FormulaComponent could encapsulate calculation</text:span></text:p>
              <text:p text:style-name="P1"><text:span text:style-name="T1">Much of Launcher code should be encapsulated in CommandLineArgument, conditions are too complex</text:span></text:p>
              <text:p text:style-name="P1"><text:span text:style-name="T1">Abstract classes could provide default blank implementations of setup and cleanup methods</text:span></text:p>
              <text:p text:style-name="P1"><text:span text:style-name="T1">Mixed System.out calls</text:span></text:p>
            </office:annotation>
            <text:p>8</text:p>
          </table:table-cell>
          <table:table-cell office:value-type="float" office:value="8">
            <office:annotation draw:style-name="gr21" draw:text-style-name="P2" svg:width="7.596cm" svg:height="2.176cm" svg:x="14.811cm" svg:y="9.262cm" draw:caption-point-x="-14.811cm" draw:caption-point-y="-9.262cm">
              <dc:date>2008-05-26T00:00:00</dc:date>
              <text:p text:style-name="P1"><text:span text:style-name="T1">TimeFormat doesn't always conform to the locale</text:span></text:p>
              <text:p text:style-name="P1"><text:span text:style-name="T1">Enum.valueOf() would simplify the code</text:span></text:p>
              <text:p text:style-name="P1"><text:span text:style-name="T1">Transformer can write directly to stream</text:span></text:p>
              <text:p text:style-name="P1"><text:span text:style-name="T1">relative resources are not used</text:span></text:p>
            </office:annotation>
            <text:p>8</text:p>
          </table:table-cell>
          <table:table-cell office:value-type="float" office:value="8">
            <office:annotation draw:style-name="gr1" draw:text-style-name="P2" svg:width="2.895cm" svg:height="1.386cm" svg:x="17.069cm" svg:y="9.262cm" draw:caption-point-x="-17.069cm" draw:caption-point-y="-9.262cm">
              <dc:date>2008-05-26T00:00:00</dc:date>
              <text:p text:style-name="P1"><text:span text:style-name="T1">Lots of code duplication, no generifications</text:span></text:p>
            </office:annotation>
            <text:p>8</text:p>
          </table:table-cell>
          <table:table-cell office:value-type="float" office:value="9">
            <office:annotation draw:style-name="gr1" draw:text-style-name="P2" svg:width="2.895cm" svg:height="1.386cm" svg:x="19.327cm" svg:y="9.262cm" draw:caption-point-x="-19.327cm" draw:caption-point-y="-9.262cm">
              <dc:date>2008-05-26T00:00:00</dc:date>
              <text:p text:style-name="P1"><text:span text:style-name="T1">Duplications reduces readability</text:span></text:p>
            </office:annotation>
            <text:p>9</text:p>
          </table:table-cell>
          <table:table-cell office:value-type="float" office:value="3">
            <office:annotation draw:style-name="gr2" draw:text-style-name="P2" svg:width="2.895cm" svg:height="0.991cm" svg:x="21.585cm" svg:y="9.262cm" draw:caption-point-x="-21.585cm" draw:caption-point-y="-9.262cm">
              <dc:date>2008-05-26T00:00:00</dc:date>
              <text:p text:style-name="P1"><text:span text:style-name="T1">Only one class is partially tested</text:span></text:p>
            </office:annotation>
            <text:p>3</text:p>
          </table:table-cell>
          <table:table-cell table:formula="oooc:=SUM([.D24:.I24])*5/6*[.C24]" office:value-type="float" office:value="34.8333333333333">
            <text:p>35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861">
            <text:p>011861</text:p>
          </table:table-cell>
          <table:table-cell table:formula="oooc:=names" office:value-type="string" office:string-value="Jaak Karjane">
            <text:p>Jaak Karjane</text:p>
          </table:table-cell>
          <table:table-cell office:value-type="percentage" office:value="1">
            <office:annotation draw:style-name="gr8" draw:text-style-name="P2" svg:width="8.652cm" svg:height="2.788cm" svg:x="8.036cm" svg:y="9.712cm" draw:caption-point-x="-8.036cm" draw:caption-point-y="-9.712cm">
              <dc:date>2008-05-21T00:00:00</dc:date>
              <text:p text:style-name="P1"><text:span text:style-name="T1">DB input is broken on non-Windows platforms</text:span></text:p>
              <text:p text:style-name="P1"><text:span text:style-name="T1">min:sec.msec format unsupported in CSV</text:span></text:p>
              <text:p text:style-name="P1"><text:span text:style-name="T1">XML out not easily parseable (all points as string in a single element)</text:span></text:p>
              <text:p text:style-name="P1"><text:span text:style-name="T1">Program not ready for deployment – uses resources from the source code</text:span></text:p>
            </office:annotation>
            <text:p>100%</text:p>
          </table:table-cell>
          <table:table-cell office:value-type="float" office:value="1">
            <office:annotation draw:style-name="gr6" draw:text-style-name="P2" svg:width="7.09cm" svg:height="1.386cm" svg:x="10.295cm" svg:y="9.712cm" draw:caption-point-x="-10.295cm" draw:caption-point-y="-9.712cm">
              <dc:date>2008-05-21T00:00:00</dc:date>
              <text:p text:style-name="P1"><text:span text:style-name="T1">No object model, List&lt;String[]&gt;</text:span></text:p>
              <text:p text:style-name="P1"><text:span text:style-name="T1">the code is not object-oriented</text:span></text:p>
            </office:annotation>
            <text:p>1</text:p>
          </table:table-cell>
          <table:table-cell office:value-type="float" office:value="4">
            <office:annotation draw:style-name="gr17" draw:text-style-name="P2" svg:width="4.664cm" svg:height="1.772cm" svg:x="12.553cm" svg:y="9.712cm" draw:caption-point-x="-12.553cm" draw:caption-point-y="-9.712cm">
              <dc:date>2008-05-21T00:00:00</dc:date>
              <text:p text:style-name="P1"><text:span text:style-name="T1">Lots of code duplication</text:span></text:p>
              <text:p text:style-name="P1"><text:span text:style-name="T1">Monster methods</text:span></text:p>
            </office:annotation>
            <text:p>4</text:p>
          </table:table-cell>
          <table:table-cell office:value-type="float" office:value="5">
            <office:annotation draw:style-name="gr13" draw:text-style-name="P2" svg:width="7.507cm" svg:height="2.966cm" svg:x="14.811cm" svg:y="9.712cm" draw:caption-point-x="-14.811cm" draw:caption-point-y="-9.712cm">
              <dc:date>2008-05-21T00:00:00</dc:date>
              <text:p text:style-name="P1"><text:span text:style-name="T1">No enums</text:span></text:p>
              <text:p text:style-name="P1"><text:span text:style-name="T1">No JDBC parameter binding (SQL injection)</text:span></text:p>
              <text:p text:style-name="P1"><text:span text:style-name="T1">Unnecessary wildcards in generics usage</text:span></text:p>
              <text:p text:style-name="P1"><text:span text:style-name="T1">Too much datatype conversions</text:span></text:p>
              <text:p text:style-name="P1"><text:span text:style-name="T1">Transformation is done to DOM and then serialized again</text:span></text:p>
              <text:p text:style-name="P2"><text:span text:style-name="T1"/></text:p>
            </office:annotation>
            <text:p>5</text:p>
          </table:table-cell>
          <table:table-cell office:value-type="float" office:value="5">
            <office:annotation draw:style-name="gr1" draw:text-style-name="P2" svg:width="9.068cm" svg:height="1.781cm" svg:x="17.069cm" svg:y="9.712cm" draw:caption-point-x="-17.069cm" draw:caption-point-y="-9.712cm">
              <dc:date>2008-05-21T00:00:00</dc:date>
              <text:p text:style-name="P1"><text:span text:style-name="T1">Lots of unnecessary SuppressWarnings</text:span></text:p>
              <text:p text:style-name="P1"><text:span text:style-name="T1">e.printStackTrace()</text:span></text:p>
              <text:p text:style-name="P1"><text:span text:style-name="T1">Exception handling mostly forced by compiler, no clear separation of error handling</text:span></text:p>
            </office:annotation>
            <text:p>5</text:p>
          </table:table-cell>
          <table:table-cell office:value-type="float" office:value="6">
            <office:annotation draw:style-name="gr1" draw:text-style-name="P2" svg:width="2.89cm" svg:height="0.991cm" svg:x="19.327cm" svg:y="9.712cm" draw:caption-point-x="-19.327cm" draw:caption-point-y="-9.712cm">
              <dc:date>2008-05-21T00:00:00</dc:date>
              <text:p text:style-name="P1"><text:span text:style-name="T1">Docs ok, code very hard to read</text:span></text:p>
            </office:annotation>
            <text:p>6</text:p>
          </table:table-cell>
          <table:table-cell office:value-type="float" office:value="0">
            <text:p>0</text:p>
          </table:table-cell>
          <table:table-cell table:formula="oooc:=SUM([.D25:.I25])*5/6*[.C25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654321">
            <text:p>654321</text:p>
          </table:table-cell>
          <table:table-cell table:formula="oooc:=names" office:value-type="string" office:string-value="Karl Bogdanov">
            <text:p>Karl Bogdanov</text:p>
          </table:table-cell>
          <table:table-cell table:number-columns-repeated="11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38"/>
        <table:named-range table:name="names" table:base-cell-address="$Totals.$B$38" table:cell-range-address="$Totals.$B$2:.$B$38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8">28/05/2008</text:date>, <text:time>22:4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Anton</meta:initial-creator>
    <meta:creation-date>2007-05-27T21:27:51</meta:creation-date>
    <dc:creator>Anton Keks</dc:creator>
    <dc:date>2008-05-28T18:46:06</dc:date>
    <dc:language>en-US</dc:language>
    <meta:editing-cycles>137</meta:editing-cycles>
    <meta:editing-duration>P4DT7H43M48S</meta:editing-duration>
    <meta:user-defined meta:name="Info 1"/>
    <meta:user-defined meta:name="Info 2"/>
    <meta:user-defined meta:name="Info 3"/>
    <meta:user-defined meta:name="Info 4"/>
    <meta:document-statistic meta:table-count="2" meta:cell-count="344"/>
  </office:meta>
</office:document-meta>
</file>